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Vd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j</text:p>
          </table:table-cell>
          <table:table-cell office:value-type="float" office:value="100">
            <text:p>100.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Ta</text:p>
          </table:table-cell>
          <table:table-cell office:value-type="float" office:value="50">
            <text:p>50.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Rθjc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Rθja</text:p>
          </table:table-cell>
          <table:table-cell office:value-type="float" office:value="65">
            <text:p>65.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>
            <text:p>A</text:p>
          </table:table-cell>
          <table:table-cell table:style-name="ce1" office:value-type="string">
            <text:p>Pd</text:p>
          </table:table-cell>
          <table:table-cell table:style-name="ce1"/>
          <table:table-cell table:style-name="ce1" office:value-type="string">
            <text:p>Rθsa</text:p>
          </table:table-cell>
          <table:table-cell table:style-name="ce1"/>
          <table:table-cell table:style-name="ce4"/>
          <table:table-cell table:style-name="ce1"/>
          <table:table-cell table:style-name="ce1" office:value-type="string">
            <text:p>temp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0.01">
            <text:p>0.01</text:p>
          </table:table-cell>
          <table:table-cell table:style-name="ce3" table:formula="of:=[.C13]*[.$C$3]" office:value-type="float" office:value="0.04">
            <text:p>0.04</text:p>
          </table:table-cell>
          <table:table-cell/>
          <table:table-cell table:style-name="ce3" table:formula="of:=(([.$C$4]-[.$C$5])/[.D13])-[.$C$6]" office:value-type="float" office:value="1245">
            <text:p>1245.00</text:p>
          </table:table-cell>
          <table:table-cell/>
          <table:table-cell table:formula="of:=[.$C$7]-[.F13]" office:value-type="float" office:value="-1180">
            <text:p>-1180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2">
            <text:p>0.02</text:p>
          </table:table-cell>
          <table:table-cell table:style-name="ce3" table:formula="of:=[.C14]*[.$C$3]" office:value-type="float" office:value="0.08">
            <text:p>0.08</text:p>
          </table:table-cell>
          <table:table-cell/>
          <table:table-cell table:style-name="ce3" table:formula="of:=(([.$C$4]-[.$C$5])/[.D14])-[.$C$6]" office:value-type="float" office:value="620">
            <text:p>620.00</text:p>
          </table:table-cell>
          <table:table-cell/>
          <table:table-cell table:formula="of:=[.$C$7]-[.F14]" office:value-type="float" office:value="-555">
            <text:p>-555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3">
            <text:p>0.03</text:p>
          </table:table-cell>
          <table:table-cell table:style-name="ce3" table:formula="of:=[.C15]*[.$C$3]" office:value-type="float" office:value="0.12">
            <text:p>0.12</text:p>
          </table:table-cell>
          <table:table-cell/>
          <table:table-cell table:style-name="ce3" table:formula="of:=(([.$C$4]-[.$C$5])/[.D15])-[.$C$6]" office:value-type="float" office:value="411.666666666667">
            <text:p>411.67</text:p>
          </table:table-cell>
          <table:table-cell/>
          <table:table-cell table:formula="of:=[.$C$7]-[.F15]" office:value-type="float" office:value="-346.666666666667">
            <text:p>-346.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4">
            <text:p>0.04</text:p>
          </table:table-cell>
          <table:table-cell table:style-name="ce3" table:formula="of:=[.C16]*[.$C$3]" office:value-type="float" office:value="0.16">
            <text:p>0.16</text:p>
          </table:table-cell>
          <table:table-cell/>
          <table:table-cell table:style-name="ce3" table:formula="of:=(([.$C$4]-[.$C$5])/[.D16])-[.$C$6]" office:value-type="float" office:value="307.5">
            <text:p>307.50</text:p>
          </table:table-cell>
          <table:table-cell/>
          <table:table-cell table:formula="of:=[.$C$7]-[.F16]" office:value-type="float" office:value="-242.5">
            <text:p>-242.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5">
            <text:p>0.05</text:p>
          </table:table-cell>
          <table:table-cell table:style-name="ce3" table:formula="of:=[.C17]*[.$C$3]" office:value-type="float" office:value="0.2">
            <text:p>0.20</text:p>
          </table:table-cell>
          <table:table-cell/>
          <table:table-cell table:style-name="ce3" table:formula="of:=(([.$C$4]-[.$C$5])/[.D17])-[.$C$6]" office:value-type="float" office:value="245">
            <text:p>245.00</text:p>
          </table:table-cell>
          <table:table-cell/>
          <table:table-cell table:formula="of:=[.$C$7]-[.F17]" office:value-type="float" office:value="-180">
            <text:p>-180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6">
            <text:p>0.06</text:p>
          </table:table-cell>
          <table:table-cell table:style-name="ce3" table:formula="of:=[.C18]*[.$C$3]" office:value-type="float" office:value="0.24">
            <text:p>0.24</text:p>
          </table:table-cell>
          <table:table-cell/>
          <table:table-cell table:style-name="ce3" table:formula="of:=(([.$C$4]-[.$C$5])/[.D18])-[.$C$6]" office:value-type="float" office:value="203.333333333333">
            <text:p>203.33</text:p>
          </table:table-cell>
          <table:table-cell/>
          <table:table-cell table:formula="of:=[.$C$7]-[.F18]" office:value-type="float" office:value="-138.333333333333">
            <text:p>-138.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7">
            <text:p>0.07</text:p>
          </table:table-cell>
          <table:table-cell table:style-name="ce3" table:formula="of:=[.C19]*[.$C$3]" office:value-type="float" office:value="0.28">
            <text:p>0.28</text:p>
          </table:table-cell>
          <table:table-cell/>
          <table:table-cell table:style-name="ce3" table:formula="of:=(([.$C$4]-[.$C$5])/[.D19])-[.$C$6]" office:value-type="float" office:value="173.571428571429">
            <text:p>173.57</text:p>
          </table:table-cell>
          <table:table-cell/>
          <table:table-cell table:formula="of:=[.$C$7]-[.F19]" office:value-type="float" office:value="-108.571428571429">
            <text:p>-108.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8">
            <text:p>0.08</text:p>
          </table:table-cell>
          <table:table-cell table:style-name="ce3" table:formula="of:=[.C20]*[.$C$3]" office:value-type="float" office:value="0.32">
            <text:p>0.32</text:p>
          </table:table-cell>
          <table:table-cell/>
          <table:table-cell table:style-name="ce3" table:formula="of:=(([.$C$4]-[.$C$5])/[.D20])-[.$C$6]" office:value-type="float" office:value="151.25">
            <text:p>151.25</text:p>
          </table:table-cell>
          <table:table-cell/>
          <table:table-cell table:formula="of:=[.$C$7]-[.F20]" office:value-type="float" office:value="-86.25">
            <text:p>-86.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09">
            <text:p>0.09</text:p>
          </table:table-cell>
          <table:table-cell table:style-name="ce3" table:formula="of:=[.C21]*[.$C$3]" office:value-type="float" office:value="0.36">
            <text:p>0.36</text:p>
          </table:table-cell>
          <table:table-cell/>
          <table:table-cell table:style-name="ce3" table:formula="of:=(([.$C$4]-[.$C$5])/[.D21])-[.$C$6]" office:value-type="float" office:value="133.888888888889">
            <text:p>133.89</text:p>
          </table:table-cell>
          <table:table-cell/>
          <table:table-cell table:formula="of:=[.$C$7]-[.F21]" office:value-type="float" office:value="-68.8888888888889">
            <text:p>-68.8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">
            <text:p>0.10</text:p>
          </table:table-cell>
          <table:table-cell table:style-name="ce3" table:formula="of:=[.C22]*[.$C$3]" office:value-type="float" office:value="0.4">
            <text:p>0.40</text:p>
          </table:table-cell>
          <table:table-cell/>
          <table:table-cell table:style-name="ce3" table:formula="of:=(([.$C$4]-[.$C$5])/[.D22])-[.$C$6]" office:value-type="float" office:value="120">
            <text:p>120.00</text:p>
          </table:table-cell>
          <table:table-cell/>
          <table:table-cell table:formula="of:=[.$C$7]-[.F22]" office:value-type="float" office:value="-55">
            <text:p>-55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1">
            <text:p>0.11</text:p>
          </table:table-cell>
          <table:table-cell table:style-name="ce3" table:formula="of:=[.C23]*[.$C$3]" office:value-type="float" office:value="0.44">
            <text:p>0.44</text:p>
          </table:table-cell>
          <table:table-cell/>
          <table:table-cell table:style-name="ce3" table:formula="of:=(([.$C$4]-[.$C$5])/[.D23])-[.$C$6]" office:value-type="float" office:value="108.636363636364">
            <text:p>108.64</text:p>
          </table:table-cell>
          <table:table-cell/>
          <table:table-cell table:formula="of:=[.$C$7]-[.F23]" office:value-type="float" office:value="-43.6363636363636">
            <text:p>-43.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2">
            <text:p>0.12</text:p>
          </table:table-cell>
          <table:table-cell table:style-name="ce3" table:formula="of:=[.C24]*[.$C$3]" office:value-type="float" office:value="0.48">
            <text:p>0.48</text:p>
          </table:table-cell>
          <table:table-cell/>
          <table:table-cell table:style-name="ce3" table:formula="of:=(([.$C$4]-[.$C$5])/[.D24])-[.$C$6]" office:value-type="float" office:value="99.1666666666667">
            <text:p>99.17</text:p>
          </table:table-cell>
          <table:table-cell/>
          <table:table-cell table:formula="of:=[.$C$7]-[.F24]" office:value-type="float" office:value="-34.1666666666667">
            <text:p>-34.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3">
            <text:p>0.13</text:p>
          </table:table-cell>
          <table:table-cell table:style-name="ce3" table:formula="of:=[.C25]*[.$C$3]" office:value-type="float" office:value="0.52">
            <text:p>0.52</text:p>
          </table:table-cell>
          <table:table-cell/>
          <table:table-cell table:style-name="ce3" table:formula="of:=(([.$C$4]-[.$C$5])/[.D25])-[.$C$6]" office:value-type="float" office:value="91.1538461538462">
            <text:p>91.15</text:p>
          </table:table-cell>
          <table:table-cell/>
          <table:table-cell table:formula="of:=[.$C$7]-[.F25]" office:value-type="float" office:value="-26.1538461538461">
            <text:p>-26.1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4">
            <text:p>0.14</text:p>
          </table:table-cell>
          <table:table-cell table:style-name="ce3" table:formula="of:=[.C26]*[.$C$3]" office:value-type="float" office:value="0.56">
            <text:p>0.56</text:p>
          </table:table-cell>
          <table:table-cell/>
          <table:table-cell table:style-name="ce3" table:formula="of:=(([.$C$4]-[.$C$5])/[.D26])-[.$C$6]" office:value-type="float" office:value="84.2857142857143">
            <text:p>84.29</text:p>
          </table:table-cell>
          <table:table-cell/>
          <table:table-cell table:formula="of:=[.$C$7]-[.F26]" office:value-type="float" office:value="-19.2857142857143">
            <text:p>-19.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5">
            <text:p>0.15</text:p>
          </table:table-cell>
          <table:table-cell table:style-name="ce3" table:formula="of:=[.C27]*[.$C$3]" office:value-type="float" office:value="0.6">
            <text:p>0.60</text:p>
          </table:table-cell>
          <table:table-cell/>
          <table:table-cell table:style-name="ce3" table:formula="of:=(([.$C$4]-[.$C$5])/[.D27])-[.$C$6]" office:value-type="float" office:value="78.3333333333333">
            <text:p>78.33</text:p>
          </table:table-cell>
          <table:table-cell/>
          <table:table-cell table:formula="of:=[.$C$7]-[.F27]" office:value-type="float" office:value="-13.3333333333333">
            <text:p>-13.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6">
            <text:p>0.16</text:p>
          </table:table-cell>
          <table:table-cell table:style-name="ce3" table:formula="of:=[.C28]*[.$C$3]" office:value-type="float" office:value="0.64">
            <text:p>0.64</text:p>
          </table:table-cell>
          <table:table-cell/>
          <table:table-cell table:style-name="ce3" table:formula="of:=(([.$C$4]-[.$C$5])/[.D28])-[.$C$6]" office:value-type="float" office:value="73.125">
            <text:p>73.13</text:p>
          </table:table-cell>
          <table:table-cell/>
          <table:table-cell table:formula="of:=[.$C$7]-[.F28]" office:value-type="float" office:value="-8.125">
            <text:p>-8.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7">
            <text:p>0.17</text:p>
          </table:table-cell>
          <table:table-cell table:style-name="ce3" table:formula="of:=[.C29]*[.$C$3]" office:value-type="float" office:value="0.68">
            <text:p>0.68</text:p>
          </table:table-cell>
          <table:table-cell/>
          <table:table-cell table:style-name="ce3" table:formula="of:=(([.$C$4]-[.$C$5])/[.D29])-[.$C$6]" office:value-type="float" office:value="68.5294117647059">
            <text:p>68.53</text:p>
          </table:table-cell>
          <table:table-cell/>
          <table:table-cell table:formula="of:=[.$C$7]-[.F29]" office:value-type="float" office:value="-3.52941176470588">
            <text:p>-3.5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8">
            <text:p>0.18</text:p>
          </table:table-cell>
          <table:table-cell table:style-name="ce3" table:formula="of:=[.C30]*[.$C$3]" office:value-type="float" office:value="0.72">
            <text:p>0.72</text:p>
          </table:table-cell>
          <table:table-cell/>
          <table:table-cell table:style-name="ce3" table:formula="of:=(([.$C$4]-[.$C$5])/[.D30])-[.$C$6]" office:value-type="float" office:value="64.4444444444444">
            <text:p>64.44</text:p>
          </table:table-cell>
          <table:table-cell/>
          <table:table-cell table:formula="of:=[.$C$7]-[.F30]" office:value-type="float" office:value="0.555555555555557">
            <text:p>0.5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19">
            <text:p>0.19</text:p>
          </table:table-cell>
          <table:table-cell table:style-name="ce3" table:formula="of:=[.C31]*[.$C$3]" office:value-type="float" office:value="0.76">
            <text:p>0.76</text:p>
          </table:table-cell>
          <table:table-cell/>
          <table:table-cell table:style-name="ce3" table:formula="of:=(([.$C$4]-[.$C$5])/[.D31])-[.$C$6]" office:value-type="float" office:value="60.7894736842105">
            <text:p>60.79</text:p>
          </table:table-cell>
          <table:table-cell/>
          <table:table-cell table:formula="of:=[.$C$7]-[.F31]" office:value-type="float" office:value="4.21052631578948">
            <text:p>4.2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">
            <text:p>0.20</text:p>
          </table:table-cell>
          <table:table-cell table:style-name="ce3" table:formula="of:=[.C32]*[.$C$3]" office:value-type="float" office:value="0.8">
            <text:p>0.80</text:p>
          </table:table-cell>
          <table:table-cell/>
          <table:table-cell table:style-name="ce3" table:formula="of:=(([.$C$4]-[.$C$5])/[.D32])-[.$C$6]" office:value-type="float" office:value="57.5">
            <text:p>57.50</text:p>
          </table:table-cell>
          <table:table-cell/>
          <table:table-cell table:formula="of:=[.$C$7]-[.F32]" office:value-type="float" office:value="7.5">
            <text:p>7.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1">
            <text:p>0.21</text:p>
          </table:table-cell>
          <table:table-cell table:style-name="ce3" table:formula="of:=[.C33]*[.$C$3]" office:value-type="float" office:value="0.84">
            <text:p>0.84</text:p>
          </table:table-cell>
          <table:table-cell/>
          <table:table-cell table:style-name="ce3" table:formula="of:=(([.$C$4]-[.$C$5])/[.D33])-[.$C$6]" office:value-type="float" office:value="54.5238095238095">
            <text:p>54.52</text:p>
          </table:table-cell>
          <table:table-cell/>
          <table:table-cell table:formula="of:=[.$C$7]-[.F33]" office:value-type="float" office:value="10.4761904761905">
            <text:p>10.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2">
            <text:p>0.22</text:p>
          </table:table-cell>
          <table:table-cell table:style-name="ce3" table:formula="of:=[.C34]*[.$C$3]" office:value-type="float" office:value="0.88">
            <text:p>0.88</text:p>
          </table:table-cell>
          <table:table-cell/>
          <table:table-cell table:style-name="ce3" table:formula="of:=(([.$C$4]-[.$C$5])/[.D34])-[.$C$6]" office:value-type="float" office:value="51.8181818181818">
            <text:p>51.82</text:p>
          </table:table-cell>
          <table:table-cell/>
          <table:table-cell table:formula="of:=[.$C$7]-[.F34]" office:value-type="float" office:value="13.1818181818182">
            <text:p>13.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3">
            <text:p>0.23</text:p>
          </table:table-cell>
          <table:table-cell table:style-name="ce3" table:formula="of:=[.C35]*[.$C$3]" office:value-type="float" office:value="0.92">
            <text:p>0.92</text:p>
          </table:table-cell>
          <table:table-cell/>
          <table:table-cell table:style-name="ce3" table:formula="of:=(([.$C$4]-[.$C$5])/[.D35])-[.$C$6]" office:value-type="float" office:value="49.3478260869565">
            <text:p>49.35</text:p>
          </table:table-cell>
          <table:table-cell/>
          <table:table-cell table:formula="of:=[.$C$7]-[.F35]" office:value-type="float" office:value="15.6521739130435">
            <text:p>15.6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4">
            <text:p>0.24</text:p>
          </table:table-cell>
          <table:table-cell table:style-name="ce3" table:formula="of:=[.C36]*[.$C$3]" office:value-type="float" office:value="0.96">
            <text:p>0.96</text:p>
          </table:table-cell>
          <table:table-cell/>
          <table:table-cell table:style-name="ce3" table:formula="of:=(([.$C$4]-[.$C$5])/[.D36])-[.$C$6]" office:value-type="float" office:value="47.0833333333333">
            <text:p>47.08</text:p>
          </table:table-cell>
          <table:table-cell/>
          <table:table-cell table:formula="of:=[.$C$7]-[.F36]" office:value-type="float" office:value="17.9166666666667">
            <text:p>17.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5">
            <text:p>0.25</text:p>
          </table:table-cell>
          <table:table-cell table:style-name="ce3" table:formula="of:=[.C37]*[.$C$3]" office:value-type="float" office:value="1">
            <text:p>1.00</text:p>
          </table:table-cell>
          <table:table-cell/>
          <table:table-cell table:style-name="ce3" table:formula="of:=(([.$C$4]-[.$C$5])/[.D37])-[.$C$6]" office:value-type="float" office:value="45">
            <text:p>45.00</text:p>
          </table:table-cell>
          <table:table-cell/>
          <table:table-cell table:formula="of:=[.$C$7]-[.F37]" office:value-type="float" office:value="20">
            <text:p>20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6">
            <text:p>0.26</text:p>
          </table:table-cell>
          <table:table-cell table:style-name="ce3" table:formula="of:=[.C38]*[.$C$3]" office:value-type="float" office:value="1.04">
            <text:p>1.04</text:p>
          </table:table-cell>
          <table:table-cell/>
          <table:table-cell table:style-name="ce3" table:formula="of:=(([.$C$4]-[.$C$5])/[.D38])-[.$C$6]" office:value-type="float" office:value="43.0769230769231">
            <text:p>43.08</text:p>
          </table:table-cell>
          <table:table-cell/>
          <table:table-cell table:formula="of:=[.$C$7]-[.F38]" office:value-type="float" office:value="21.9230769230769">
            <text:p>21.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7">
            <text:p>0.27</text:p>
          </table:table-cell>
          <table:table-cell table:style-name="ce3" table:formula="of:=[.C39]*[.$C$3]" office:value-type="float" office:value="1.08">
            <text:p>1.08</text:p>
          </table:table-cell>
          <table:table-cell/>
          <table:table-cell table:style-name="ce3" table:formula="of:=(([.$C$4]-[.$C$5])/[.D39])-[.$C$6]" office:value-type="float" office:value="41.2962962962963">
            <text:p>41.30</text:p>
          </table:table-cell>
          <table:table-cell/>
          <table:table-cell table:formula="of:=[.$C$7]-[.F39]" office:value-type="float" office:value="23.7037037037037">
            <text:p>23.7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8">
            <text:p>0.28</text:p>
          </table:table-cell>
          <table:table-cell table:style-name="ce3" table:formula="of:=[.C40]*[.$C$3]" office:value-type="float" office:value="1.12">
            <text:p>1.12</text:p>
          </table:table-cell>
          <table:table-cell/>
          <table:table-cell table:style-name="ce3" table:formula="of:=(([.$C$4]-[.$C$5])/[.D40])-[.$C$6]" office:value-type="float" office:value="39.6428571428571">
            <text:p>39.64</text:p>
          </table:table-cell>
          <table:table-cell/>
          <table:table-cell table:formula="of:=[.$C$7]-[.F40]" office:value-type="float" office:value="25.3571428571429">
            <text:p>25.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29">
            <text:p>0.29</text:p>
          </table:table-cell>
          <table:table-cell table:style-name="ce3" table:formula="of:=[.C41]*[.$C$3]" office:value-type="float" office:value="1.16">
            <text:p>1.16</text:p>
          </table:table-cell>
          <table:table-cell/>
          <table:table-cell table:style-name="ce3" table:formula="of:=(([.$C$4]-[.$C$5])/[.D41])-[.$C$6]" office:value-type="float" office:value="38.1034482758621">
            <text:p>38.10</text:p>
          </table:table-cell>
          <table:table-cell/>
          <table:table-cell table:formula="of:=[.$C$7]-[.F41]" office:value-type="float" office:value="26.8965517241379">
            <text:p>26.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">
            <text:p>0.30</text:p>
          </table:table-cell>
          <table:table-cell table:style-name="ce3" table:formula="of:=[.C42]*[.$C$3]" office:value-type="float" office:value="1.2">
            <text:p>1.20</text:p>
          </table:table-cell>
          <table:table-cell/>
          <table:table-cell table:style-name="ce3" table:formula="of:=(([.$C$4]-[.$C$5])/[.D42])-[.$C$6]" office:value-type="float" office:value="36.6666666666667">
            <text:p>36.67</text:p>
          </table:table-cell>
          <table:table-cell/>
          <table:table-cell table:formula="of:=[.$C$7]-[.F42]" office:value-type="float" office:value="28.3333333333333">
            <text:p>28.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1">
            <text:p>0.31</text:p>
          </table:table-cell>
          <table:table-cell table:style-name="ce3" table:formula="of:=[.C43]*[.$C$3]" office:value-type="float" office:value="1.24">
            <text:p>1.24</text:p>
          </table:table-cell>
          <table:table-cell/>
          <table:table-cell table:style-name="ce3" table:formula="of:=(([.$C$4]-[.$C$5])/[.D43])-[.$C$6]" office:value-type="float" office:value="35.3225806451613">
            <text:p>35.32</text:p>
          </table:table-cell>
          <table:table-cell/>
          <table:table-cell table:formula="of:=[.$C$7]-[.F43]" office:value-type="float" office:value="29.6774193548387">
            <text:p>29.6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2">
            <text:p>0.32</text:p>
          </table:table-cell>
          <table:table-cell table:style-name="ce3" table:formula="of:=[.C44]*[.$C$3]" office:value-type="float" office:value="1.28">
            <text:p>1.28</text:p>
          </table:table-cell>
          <table:table-cell/>
          <table:table-cell table:style-name="ce3" table:formula="of:=(([.$C$4]-[.$C$5])/[.D44])-[.$C$6]" office:value-type="float" office:value="34.0625">
            <text:p>34.06</text:p>
          </table:table-cell>
          <table:table-cell/>
          <table:table-cell table:formula="of:=[.$C$7]-[.F44]" office:value-type="float" office:value="30.9375">
            <text:p>30.9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3">
            <text:p>0.33</text:p>
          </table:table-cell>
          <table:table-cell table:style-name="ce3" table:formula="of:=[.C45]*[.$C$3]" office:value-type="float" office:value="1.32">
            <text:p>1.32</text:p>
          </table:table-cell>
          <table:table-cell/>
          <table:table-cell table:style-name="ce3" table:formula="of:=(([.$C$4]-[.$C$5])/[.D45])-[.$C$6]" office:value-type="float" office:value="32.8787878787879">
            <text:p>32.88</text:p>
          </table:table-cell>
          <table:table-cell/>
          <table:table-cell table:formula="of:=[.$C$7]-[.F45]" office:value-type="float" office:value="32.1212121212121">
            <text:p>32.1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4">
            <text:p>0.34</text:p>
          </table:table-cell>
          <table:table-cell table:style-name="ce3" table:formula="of:=[.C46]*[.$C$3]" office:value-type="float" office:value="1.36">
            <text:p>1.36</text:p>
          </table:table-cell>
          <table:table-cell/>
          <table:table-cell table:style-name="ce3" table:formula="of:=(([.$C$4]-[.$C$5])/[.D46])-[.$C$6]" office:value-type="float" office:value="31.7647058823529">
            <text:p>31.76</text:p>
          </table:table-cell>
          <table:table-cell/>
          <table:table-cell table:formula="of:=[.$C$7]-[.F46]" office:value-type="float" office:value="33.2352941176471">
            <text:p>33.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5">
            <text:p>0.35</text:p>
          </table:table-cell>
          <table:table-cell table:style-name="ce3" table:formula="of:=[.C47]*[.$C$3]" office:value-type="float" office:value="1.4">
            <text:p>1.40</text:p>
          </table:table-cell>
          <table:table-cell/>
          <table:table-cell table:style-name="ce3" table:formula="of:=(([.$C$4]-[.$C$5])/[.D47])-[.$C$6]" office:value-type="float" office:value="30.7142857142857">
            <text:p>30.71</text:p>
          </table:table-cell>
          <table:table-cell/>
          <table:table-cell table:formula="of:=[.$C$7]-[.F47]" office:value-type="float" office:value="34.2857142857143">
            <text:p>34.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6">
            <text:p>0.36</text:p>
          </table:table-cell>
          <table:table-cell table:style-name="ce3" table:formula="of:=[.C48]*[.$C$3]" office:value-type="float" office:value="1.44">
            <text:p>1.44</text:p>
          </table:table-cell>
          <table:table-cell/>
          <table:table-cell table:style-name="ce3" table:formula="of:=(([.$C$4]-[.$C$5])/[.D48])-[.$C$6]" office:value-type="float" office:value="29.7222222222222">
            <text:p>29.72</text:p>
          </table:table-cell>
          <table:table-cell/>
          <table:table-cell table:formula="of:=[.$C$7]-[.F48]" office:value-type="float" office:value="35.2777777777778">
            <text:p>35.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7">
            <text:p>0.37</text:p>
          </table:table-cell>
          <table:table-cell table:style-name="ce3" table:formula="of:=[.C49]*[.$C$3]" office:value-type="float" office:value="1.48">
            <text:p>1.48</text:p>
          </table:table-cell>
          <table:table-cell/>
          <table:table-cell table:style-name="ce3" table:formula="of:=(([.$C$4]-[.$C$5])/[.D49])-[.$C$6]" office:value-type="float" office:value="28.7837837837838">
            <text:p>28.78</text:p>
          </table:table-cell>
          <table:table-cell/>
          <table:table-cell table:formula="of:=[.$C$7]-[.F49]" office:value-type="float" office:value="36.2162162162162">
            <text:p>36.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8">
            <text:p>0.38</text:p>
          </table:table-cell>
          <table:table-cell table:style-name="ce3" table:formula="of:=[.C50]*[.$C$3]" office:value-type="float" office:value="1.52">
            <text:p>1.52</text:p>
          </table:table-cell>
          <table:table-cell/>
          <table:table-cell table:style-name="ce3" table:formula="of:=(([.$C$4]-[.$C$5])/[.D50])-[.$C$6]" office:value-type="float" office:value="27.8947368421053">
            <text:p>27.89</text:p>
          </table:table-cell>
          <table:table-cell/>
          <table:table-cell table:formula="of:=[.$C$7]-[.F50]" office:value-type="float" office:value="37.1052631578947">
            <text:p>37.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39">
            <text:p>0.39</text:p>
          </table:table-cell>
          <table:table-cell table:style-name="ce3" table:formula="of:=[.C51]*[.$C$3]" office:value-type="float" office:value="1.56">
            <text:p>1.56</text:p>
          </table:table-cell>
          <table:table-cell/>
          <table:table-cell table:style-name="ce3" table:formula="of:=(([.$C$4]-[.$C$5])/[.D51])-[.$C$6]" office:value-type="float" office:value="27.0512820512821">
            <text:p>27.05</text:p>
          </table:table-cell>
          <table:table-cell/>
          <table:table-cell table:formula="of:=[.$C$7]-[.F51]" office:value-type="float" office:value="37.9487179487179">
            <text:p>37.9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">
            <text:p>0.40</text:p>
          </table:table-cell>
          <table:table-cell table:style-name="ce3" table:formula="of:=[.C52]*[.$C$3]" office:value-type="float" office:value="1.6">
            <text:p>1.60</text:p>
          </table:table-cell>
          <table:table-cell/>
          <table:table-cell table:style-name="ce3" table:formula="of:=(([.$C$4]-[.$C$5])/[.D52])-[.$C$6]" office:value-type="float" office:value="26.25">
            <text:p>26.25</text:p>
          </table:table-cell>
          <table:table-cell/>
          <table:table-cell table:formula="of:=[.$C$7]-[.F52]" office:value-type="float" office:value="38.75">
            <text:p>38.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1">
            <text:p>0.41</text:p>
          </table:table-cell>
          <table:table-cell table:style-name="ce3" table:formula="of:=[.C53]*[.$C$3]" office:value-type="float" office:value="1.64">
            <text:p>1.64</text:p>
          </table:table-cell>
          <table:table-cell/>
          <table:table-cell table:style-name="ce3" table:formula="of:=(([.$C$4]-[.$C$5])/[.D53])-[.$C$6]" office:value-type="float" office:value="25.4878048780488">
            <text:p>25.49</text:p>
          </table:table-cell>
          <table:table-cell/>
          <table:table-cell table:formula="of:=[.$C$7]-[.F53]" office:value-type="float" office:value="39.5121951219512">
            <text:p>39.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2">
            <text:p>0.42</text:p>
          </table:table-cell>
          <table:table-cell table:style-name="ce3" table:formula="of:=[.C54]*[.$C$3]" office:value-type="float" office:value="1.68">
            <text:p>1.68</text:p>
          </table:table-cell>
          <table:table-cell/>
          <table:table-cell table:style-name="ce3" table:formula="of:=(([.$C$4]-[.$C$5])/[.D54])-[.$C$6]" office:value-type="float" office:value="24.7619047619048">
            <text:p>24.76</text:p>
          </table:table-cell>
          <table:table-cell/>
          <table:table-cell table:formula="of:=[.$C$7]-[.F54]" office:value-type="float" office:value="40.2380952380952">
            <text:p>40.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3">
            <text:p>0.43</text:p>
          </table:table-cell>
          <table:table-cell table:style-name="ce3" table:formula="of:=[.C55]*[.$C$3]" office:value-type="float" office:value="1.72">
            <text:p>1.72</text:p>
          </table:table-cell>
          <table:table-cell/>
          <table:table-cell table:style-name="ce3" table:formula="of:=(([.$C$4]-[.$C$5])/[.D55])-[.$C$6]" office:value-type="float" office:value="24.0697674418605">
            <text:p>24.07</text:p>
          </table:table-cell>
          <table:table-cell/>
          <table:table-cell table:formula="of:=[.$C$7]-[.F55]" office:value-type="float" office:value="40.9302325581395">
            <text:p>40.9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4">
            <text:p>0.44</text:p>
          </table:table-cell>
          <table:table-cell table:style-name="ce3" table:formula="of:=[.C56]*[.$C$3]" office:value-type="float" office:value="1.76">
            <text:p>1.76</text:p>
          </table:table-cell>
          <table:table-cell/>
          <table:table-cell table:style-name="ce3" table:formula="of:=(([.$C$4]-[.$C$5])/[.D56])-[.$C$6]" office:value-type="float" office:value="23.4090909090909">
            <text:p>23.41</text:p>
          </table:table-cell>
          <table:table-cell/>
          <table:table-cell table:formula="of:=[.$C$7]-[.F56]" office:value-type="float" office:value="41.5909090909091">
            <text:p>41.5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5">
            <text:p>0.45</text:p>
          </table:table-cell>
          <table:table-cell table:style-name="ce3" table:formula="of:=[.C57]*[.$C$3]" office:value-type="float" office:value="1.8">
            <text:p>1.80</text:p>
          </table:table-cell>
          <table:table-cell/>
          <table:table-cell table:style-name="ce3" table:formula="of:=(([.$C$4]-[.$C$5])/[.D57])-[.$C$6]" office:value-type="float" office:value="22.7777777777778">
            <text:p>22.78</text:p>
          </table:table-cell>
          <table:table-cell/>
          <table:table-cell table:formula="of:=[.$C$7]-[.F57]" office:value-type="float" office:value="42.2222222222222">
            <text:p>42.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6">
            <text:p>0.46</text:p>
          </table:table-cell>
          <table:table-cell table:style-name="ce3" table:formula="of:=[.C58]*[.$C$3]" office:value-type="float" office:value="1.84">
            <text:p>1.84</text:p>
          </table:table-cell>
          <table:table-cell/>
          <table:table-cell table:style-name="ce3" table:formula="of:=(([.$C$4]-[.$C$5])/[.D58])-[.$C$6]" office:value-type="float" office:value="22.1739130434783">
            <text:p>22.17</text:p>
          </table:table-cell>
          <table:table-cell/>
          <table:table-cell table:formula="of:=[.$C$7]-[.F58]" office:value-type="float" office:value="42.8260869565217">
            <text:p>42.8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7">
            <text:p>0.47</text:p>
          </table:table-cell>
          <table:table-cell table:style-name="ce3" table:formula="of:=[.C59]*[.$C$3]" office:value-type="float" office:value="1.88">
            <text:p>1.88</text:p>
          </table:table-cell>
          <table:table-cell/>
          <table:table-cell table:style-name="ce3" table:formula="of:=(([.$C$4]-[.$C$5])/[.D59])-[.$C$6]" office:value-type="float" office:value="21.5957446808511">
            <text:p>21.60</text:p>
          </table:table-cell>
          <table:table-cell/>
          <table:table-cell table:formula="of:=[.$C$7]-[.F59]" office:value-type="float" office:value="43.4042553191489">
            <text:p>43.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8">
            <text:p>0.48</text:p>
          </table:table-cell>
          <table:table-cell table:style-name="ce3" table:formula="of:=[.C60]*[.$C$3]" office:value-type="float" office:value="1.92">
            <text:p>1.92</text:p>
          </table:table-cell>
          <table:table-cell/>
          <table:table-cell table:style-name="ce3" table:formula="of:=(([.$C$4]-[.$C$5])/[.D60])-[.$C$6]" office:value-type="float" office:value="21.0416666666667">
            <text:p>21.04</text:p>
          </table:table-cell>
          <table:table-cell/>
          <table:table-cell table:formula="of:=[.$C$7]-[.F60]" office:value-type="float" office:value="43.9583333333333">
            <text:p>43.9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49">
            <text:p>0.49</text:p>
          </table:table-cell>
          <table:table-cell table:style-name="ce3" table:formula="of:=[.C61]*[.$C$3]" office:value-type="float" office:value="1.96">
            <text:p>1.96</text:p>
          </table:table-cell>
          <table:table-cell/>
          <table:table-cell table:style-name="ce3" table:formula="of:=(([.$C$4]-[.$C$5])/[.D61])-[.$C$6]" office:value-type="float" office:value="20.5102040816327">
            <text:p>20.51</text:p>
          </table:table-cell>
          <table:table-cell/>
          <table:table-cell table:formula="of:=[.$C$7]-[.F61]" office:value-type="float" office:value="44.4897959183674">
            <text:p>44.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">
            <text:p>0.50</text:p>
          </table:table-cell>
          <table:table-cell table:style-name="ce3" table:formula="of:=[.C62]*[.$C$3]" office:value-type="float" office:value="2">
            <text:p>2.00</text:p>
          </table:table-cell>
          <table:table-cell/>
          <table:table-cell table:style-name="ce3" table:formula="of:=(([.$C$4]-[.$C$5])/[.D62])-[.$C$6]" office:value-type="float" office:value="20">
            <text:p>20.00</text:p>
          </table:table-cell>
          <table:table-cell/>
          <table:table-cell table:formula="of:=[.$C$7]-[.F62]" office:value-type="float" office:value="45">
            <text:p>45.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1">
            <text:p>0.51</text:p>
          </table:table-cell>
          <table:table-cell table:style-name="ce3" table:formula="of:=[.C63]*[.$C$3]" office:value-type="float" office:value="2.04">
            <text:p>2.04</text:p>
          </table:table-cell>
          <table:table-cell/>
          <table:table-cell table:style-name="ce3" table:formula="of:=(([.$C$4]-[.$C$5])/[.D63])-[.$C$6]" office:value-type="float" office:value="19.5098039215686">
            <text:p>19.51</text:p>
          </table:table-cell>
          <table:table-cell/>
          <table:table-cell table:formula="of:=[.$C$7]-[.F63]" office:value-type="float" office:value="45.4901960784314">
            <text:p>45.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2">
            <text:p>0.52</text:p>
          </table:table-cell>
          <table:table-cell table:style-name="ce3" table:formula="of:=[.C64]*[.$C$3]" office:value-type="float" office:value="2.08">
            <text:p>2.08</text:p>
          </table:table-cell>
          <table:table-cell/>
          <table:table-cell table:style-name="ce3" table:formula="of:=(([.$C$4]-[.$C$5])/[.D64])-[.$C$6]" office:value-type="float" office:value="19.0384615384615">
            <text:p>19.04</text:p>
          </table:table-cell>
          <table:table-cell/>
          <table:table-cell table:formula="of:=[.$C$7]-[.F64]" office:value-type="float" office:value="45.9615384615385">
            <text:p>45.9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3">
            <text:p>0.53</text:p>
          </table:table-cell>
          <table:table-cell table:style-name="ce3" table:formula="of:=[.C65]*[.$C$3]" office:value-type="float" office:value="2.12">
            <text:p>2.12</text:p>
          </table:table-cell>
          <table:table-cell/>
          <table:table-cell table:style-name="ce3" table:formula="of:=(([.$C$4]-[.$C$5])/[.D65])-[.$C$6]" office:value-type="float" office:value="18.5849056603774">
            <text:p>18.58</text:p>
          </table:table-cell>
          <table:table-cell/>
          <table:table-cell table:formula="of:=[.$C$7]-[.F65]" office:value-type="float" office:value="46.4150943396226">
            <text:p>46.4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4">
            <text:p>0.54</text:p>
          </table:table-cell>
          <table:table-cell table:style-name="ce3" table:formula="of:=[.C66]*[.$C$3]" office:value-type="float" office:value="2.16">
            <text:p>2.16</text:p>
          </table:table-cell>
          <table:table-cell/>
          <table:table-cell table:style-name="ce3" table:formula="of:=(([.$C$4]-[.$C$5])/[.D66])-[.$C$6]" office:value-type="float" office:value="18.1481481481481">
            <text:p>18.15</text:p>
          </table:table-cell>
          <table:table-cell/>
          <table:table-cell table:formula="of:=[.$C$7]-[.F66]" office:value-type="float" office:value="46.8518518518519">
            <text:p>46.8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5">
            <text:p>0.55</text:p>
          </table:table-cell>
          <table:table-cell table:style-name="ce3" table:formula="of:=[.C67]*[.$C$3]" office:value-type="float" office:value="2.2">
            <text:p>2.20</text:p>
          </table:table-cell>
          <table:table-cell/>
          <table:table-cell table:style-name="ce3" table:formula="of:=(([.$C$4]-[.$C$5])/[.D67])-[.$C$6]" office:value-type="float" office:value="17.7272727272727">
            <text:p>17.73</text:p>
          </table:table-cell>
          <table:table-cell/>
          <table:table-cell table:formula="of:=[.$C$7]-[.F67]" office:value-type="float" office:value="47.2727272727273">
            <text:p>47.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6">
            <text:p>0.56</text:p>
          </table:table-cell>
          <table:table-cell table:style-name="ce3" table:formula="of:=[.C68]*[.$C$3]" office:value-type="float" office:value="2.24">
            <text:p>2.24</text:p>
          </table:table-cell>
          <table:table-cell/>
          <table:table-cell table:style-name="ce3" table:formula="of:=(([.$C$4]-[.$C$5])/[.D68])-[.$C$6]" office:value-type="float" office:value="17.3214285714286">
            <text:p>17.32</text:p>
          </table:table-cell>
          <table:table-cell/>
          <table:table-cell table:formula="of:=[.$C$7]-[.F68]" office:value-type="float" office:value="47.6785714285714">
            <text:p>47.6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7">
            <text:p>0.57</text:p>
          </table:table-cell>
          <table:table-cell table:style-name="ce3" table:formula="of:=[.C69]*[.$C$3]" office:value-type="float" office:value="2.28">
            <text:p>2.28</text:p>
          </table:table-cell>
          <table:table-cell/>
          <table:table-cell table:style-name="ce3" table:formula="of:=(([.$C$4]-[.$C$5])/[.D69])-[.$C$6]" office:value-type="float" office:value="16.9298245614035">
            <text:p>16.93</text:p>
          </table:table-cell>
          <table:table-cell/>
          <table:table-cell table:formula="of:=[.$C$7]-[.F69]" office:value-type="float" office:value="48.0701754385965">
            <text:p>48.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8">
            <text:p>0.58</text:p>
          </table:table-cell>
          <table:table-cell table:style-name="ce3" table:formula="of:=[.C70]*[.$C$3]" office:value-type="float" office:value="2.32">
            <text:p>2.32</text:p>
          </table:table-cell>
          <table:table-cell/>
          <table:table-cell table:style-name="ce3" table:formula="of:=(([.$C$4]-[.$C$5])/[.D70])-[.$C$6]" office:value-type="float" office:value="16.551724137931">
            <text:p>16.55</text:p>
          </table:table-cell>
          <table:table-cell/>
          <table:table-cell table:formula="of:=[.$C$7]-[.F70]" office:value-type="float" office:value="48.448275862069">
            <text:p>48.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59">
            <text:p>0.59</text:p>
          </table:table-cell>
          <table:table-cell table:style-name="ce3" table:formula="of:=[.C71]*[.$C$3]" office:value-type="float" office:value="2.36">
            <text:p>2.36</text:p>
          </table:table-cell>
          <table:table-cell/>
          <table:table-cell table:style-name="ce3" table:formula="of:=(([.$C$4]-[.$C$5])/[.D71])-[.$C$6]" office:value-type="float" office:value="16.1864406779661">
            <text:p>16.19</text:p>
          </table:table-cell>
          <table:table-cell/>
          <table:table-cell table:formula="of:=[.$C$7]-[.F71]" office:value-type="float" office:value="48.8135593220339">
            <text:p>48.8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">
            <text:p>0.60</text:p>
          </table:table-cell>
          <table:table-cell table:style-name="ce3" table:formula="of:=[.C72]*[.$C$3]" office:value-type="float" office:value="2.4">
            <text:p>2.40</text:p>
          </table:table-cell>
          <table:table-cell/>
          <table:table-cell table:style-name="ce3" table:formula="of:=(([.$C$4]-[.$C$5])/[.D72])-[.$C$6]" office:value-type="float" office:value="15.8333333333333">
            <text:p>15.83</text:p>
          </table:table-cell>
          <table:table-cell/>
          <table:table-cell table:formula="of:=[.$C$7]-[.F72]" office:value-type="float" office:value="49.1666666666667">
            <text:p>49.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1">
            <text:p>0.61</text:p>
          </table:table-cell>
          <table:table-cell table:style-name="ce3" table:formula="of:=[.C73]*[.$C$3]" office:value-type="float" office:value="2.44">
            <text:p>2.44</text:p>
          </table:table-cell>
          <table:table-cell/>
          <table:table-cell table:style-name="ce3" table:formula="of:=(([.$C$4]-[.$C$5])/[.D73])-[.$C$6]" office:value-type="float" office:value="15.4918032786885">
            <text:p>15.49</text:p>
          </table:table-cell>
          <table:table-cell/>
          <table:table-cell table:formula="of:=[.$C$7]-[.F73]" office:value-type="float" office:value="49.5081967213115">
            <text:p>49.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2">
            <text:p>0.62</text:p>
          </table:table-cell>
          <table:table-cell table:style-name="ce3" table:formula="of:=[.C74]*[.$C$3]" office:value-type="float" office:value="2.48">
            <text:p>2.48</text:p>
          </table:table-cell>
          <table:table-cell/>
          <table:table-cell table:style-name="ce3" table:formula="of:=(([.$C$4]-[.$C$5])/[.D74])-[.$C$6]" office:value-type="float" office:value="15.1612903225806">
            <text:p>15.16</text:p>
          </table:table-cell>
          <table:table-cell/>
          <table:table-cell table:formula="of:=[.$C$7]-[.F74]" office:value-type="float" office:value="49.8387096774194">
            <text:p>49.8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3">
            <text:p>0.63</text:p>
          </table:table-cell>
          <table:table-cell table:style-name="ce3" table:formula="of:=[.C75]*[.$C$3]" office:value-type="float" office:value="2.52">
            <text:p>2.52</text:p>
          </table:table-cell>
          <table:table-cell/>
          <table:table-cell table:style-name="ce3" table:formula="of:=(([.$C$4]-[.$C$5])/[.D75])-[.$C$6]" office:value-type="float" office:value="14.8412698412698">
            <text:p>14.84</text:p>
          </table:table-cell>
          <table:table-cell/>
          <table:table-cell table:formula="of:=[.$C$7]-[.F75]" office:value-type="float" office:value="50.1587301587302">
            <text:p>50.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4">
            <text:p>0.64</text:p>
          </table:table-cell>
          <table:table-cell table:style-name="ce3" table:formula="of:=[.C76]*[.$C$3]" office:value-type="float" office:value="2.56">
            <text:p>2.56</text:p>
          </table:table-cell>
          <table:table-cell/>
          <table:table-cell table:style-name="ce3" table:formula="of:=(([.$C$4]-[.$C$5])/[.D76])-[.$C$6]" office:value-type="float" office:value="14.53125">
            <text:p>14.53</text:p>
          </table:table-cell>
          <table:table-cell/>
          <table:table-cell table:formula="of:=[.$C$7]-[.F76]" office:value-type="float" office:value="50.46875">
            <text:p>50.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5">
            <text:p>0.65</text:p>
          </table:table-cell>
          <table:table-cell table:style-name="ce3" table:formula="of:=[.C77]*[.$C$3]" office:value-type="float" office:value="2.6">
            <text:p>2.60</text:p>
          </table:table-cell>
          <table:table-cell/>
          <table:table-cell table:style-name="ce3" table:formula="of:=(([.$C$4]-[.$C$5])/[.D77])-[.$C$6]" office:value-type="float" office:value="14.2307692307692">
            <text:p>14.23</text:p>
          </table:table-cell>
          <table:table-cell/>
          <table:table-cell table:formula="of:=[.$C$7]-[.F77]" office:value-type="float" office:value="50.7692307692308">
            <text:p>50.7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6">
            <text:p>0.66</text:p>
          </table:table-cell>
          <table:table-cell table:style-name="ce3" table:formula="of:=[.C78]*[.$C$3]" office:value-type="float" office:value="2.64">
            <text:p>2.64</text:p>
          </table:table-cell>
          <table:table-cell/>
          <table:table-cell table:style-name="ce3" table:formula="of:=(([.$C$4]-[.$C$5])/[.D78])-[.$C$6]" office:value-type="float" office:value="13.9393939393939">
            <text:p>13.94</text:p>
          </table:table-cell>
          <table:table-cell/>
          <table:table-cell table:formula="of:=[.$C$7]-[.F78]" office:value-type="float" office:value="51.0606060606061">
            <text:p>51.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7">
            <text:p>0.67</text:p>
          </table:table-cell>
          <table:table-cell table:style-name="ce3" table:formula="of:=[.C79]*[.$C$3]" office:value-type="float" office:value="2.68">
            <text:p>2.68</text:p>
          </table:table-cell>
          <table:table-cell/>
          <table:table-cell table:style-name="ce3" table:formula="of:=(([.$C$4]-[.$C$5])/[.D79])-[.$C$6]" office:value-type="float" office:value="13.6567164179104">
            <text:p>13.66</text:p>
          </table:table-cell>
          <table:table-cell/>
          <table:table-cell table:formula="of:=[.$C$7]-[.F79]" office:value-type="float" office:value="51.3432835820896">
            <text:p>51.3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8">
            <text:p>0.68</text:p>
          </table:table-cell>
          <table:table-cell table:style-name="ce3" table:formula="of:=[.C80]*[.$C$3]" office:value-type="float" office:value="2.72">
            <text:p>2.72</text:p>
          </table:table-cell>
          <table:table-cell/>
          <table:table-cell table:style-name="ce3" table:formula="of:=(([.$C$4]-[.$C$5])/[.D80])-[.$C$6]" office:value-type="float" office:value="13.3823529411765">
            <text:p>13.38</text:p>
          </table:table-cell>
          <table:table-cell/>
          <table:table-cell table:formula="of:=[.$C$7]-[.F80]" office:value-type="float" office:value="51.6176470588235">
            <text:p>51.6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69">
            <text:p>0.69</text:p>
          </table:table-cell>
          <table:table-cell table:style-name="ce3" table:formula="of:=[.C81]*[.$C$3]" office:value-type="float" office:value="2.76">
            <text:p>2.76</text:p>
          </table:table-cell>
          <table:table-cell/>
          <table:table-cell table:style-name="ce3" table:formula="of:=(([.$C$4]-[.$C$5])/[.D81])-[.$C$6]" office:value-type="float" office:value="13.1159420289855">
            <text:p>13.12</text:p>
          </table:table-cell>
          <table:table-cell/>
          <table:table-cell table:formula="of:=[.$C$7]-[.F81]" office:value-type="float" office:value="51.8840579710145">
            <text:p>51.8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">
            <text:p>0.70</text:p>
          </table:table-cell>
          <table:table-cell table:style-name="ce3" table:formula="of:=[.C82]*[.$C$3]" office:value-type="float" office:value="2.8">
            <text:p>2.80</text:p>
          </table:table-cell>
          <table:table-cell/>
          <table:table-cell table:style-name="ce3" table:formula="of:=(([.$C$4]-[.$C$5])/[.D82])-[.$C$6]" office:value-type="float" office:value="12.8571428571429">
            <text:p>12.86</text:p>
          </table:table-cell>
          <table:table-cell/>
          <table:table-cell table:formula="of:=[.$C$7]-[.F82]" office:value-type="float" office:value="52.1428571428571">
            <text:p>52.1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1">
            <text:p>0.71</text:p>
          </table:table-cell>
          <table:table-cell table:style-name="ce3" table:formula="of:=[.C83]*[.$C$3]" office:value-type="float" office:value="2.84">
            <text:p>2.84</text:p>
          </table:table-cell>
          <table:table-cell/>
          <table:table-cell table:style-name="ce3" table:formula="of:=(([.$C$4]-[.$C$5])/[.D83])-[.$C$6]" office:value-type="float" office:value="12.6056338028169">
            <text:p>12.61</text:p>
          </table:table-cell>
          <table:table-cell/>
          <table:table-cell table:formula="of:=[.$C$7]-[.F83]" office:value-type="float" office:value="52.3943661971831">
            <text:p>52.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2">
            <text:p>0.72</text:p>
          </table:table-cell>
          <table:table-cell table:style-name="ce3" table:formula="of:=[.C84]*[.$C$3]" office:value-type="float" office:value="2.88">
            <text:p>2.88</text:p>
          </table:table-cell>
          <table:table-cell/>
          <table:table-cell table:style-name="ce3" table:formula="of:=(([.$C$4]-[.$C$5])/[.D84])-[.$C$6]" office:value-type="float" office:value="12.3611111111111">
            <text:p>12.36</text:p>
          </table:table-cell>
          <table:table-cell/>
          <table:table-cell table:formula="of:=[.$C$7]-[.F84]" office:value-type="float" office:value="52.6388888888889">
            <text:p>52.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3">
            <text:p>0.73</text:p>
          </table:table-cell>
          <table:table-cell table:style-name="ce3" table:formula="of:=[.C85]*[.$C$3]" office:value-type="float" office:value="2.92">
            <text:p>2.92</text:p>
          </table:table-cell>
          <table:table-cell/>
          <table:table-cell table:style-name="ce3" table:formula="of:=(([.$C$4]-[.$C$5])/[.D85])-[.$C$6]" office:value-type="float" office:value="12.1232876712329">
            <text:p>12.12</text:p>
          </table:table-cell>
          <table:table-cell/>
          <table:table-cell table:formula="of:=[.$C$7]-[.F85]" office:value-type="float" office:value="52.8767123287671">
            <text:p>52.8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4">
            <text:p>0.74</text:p>
          </table:table-cell>
          <table:table-cell table:style-name="ce3" table:formula="of:=[.C86]*[.$C$3]" office:value-type="float" office:value="2.96">
            <text:p>2.96</text:p>
          </table:table-cell>
          <table:table-cell/>
          <table:table-cell table:style-name="ce3" table:formula="of:=(([.$C$4]-[.$C$5])/[.D86])-[.$C$6]" office:value-type="float" office:value="11.8918918918919">
            <text:p>11.89</text:p>
          </table:table-cell>
          <table:table-cell/>
          <table:table-cell table:formula="of:=[.$C$7]-[.F86]" office:value-type="float" office:value="53.1081081081081">
            <text:p>53.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5">
            <text:p>0.75</text:p>
          </table:table-cell>
          <table:table-cell table:style-name="ce3" table:formula="of:=[.C87]*[.$C$3]" office:value-type="float" office:value="3">
            <text:p>3.00</text:p>
          </table:table-cell>
          <table:table-cell/>
          <table:table-cell table:style-name="ce3" table:formula="of:=(([.$C$4]-[.$C$5])/[.D87])-[.$C$6]" office:value-type="float" office:value="11.6666666666667">
            <text:p>11.67</text:p>
          </table:table-cell>
          <table:table-cell/>
          <table:table-cell table:formula="of:=[.$C$7]-[.F87]" office:value-type="float" office:value="53.3333333333333">
            <text:p>53.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6">
            <text:p>0.76</text:p>
          </table:table-cell>
          <table:table-cell table:style-name="ce3" table:formula="of:=[.C88]*[.$C$3]" office:value-type="float" office:value="3.04">
            <text:p>3.04</text:p>
          </table:table-cell>
          <table:table-cell/>
          <table:table-cell table:style-name="ce3" table:formula="of:=(([.$C$4]-[.$C$5])/[.D88])-[.$C$6]" office:value-type="float" office:value="11.4473684210526">
            <text:p>11.45</text:p>
          </table:table-cell>
          <table:table-cell/>
          <table:table-cell table:formula="of:=[.$C$7]-[.F88]" office:value-type="float" office:value="53.5526315789474">
            <text:p>53.5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7">
            <text:p>0.77</text:p>
          </table:table-cell>
          <table:table-cell table:style-name="ce3" table:formula="of:=[.C89]*[.$C$3]" office:value-type="float" office:value="3.08">
            <text:p>3.08</text:p>
          </table:table-cell>
          <table:table-cell/>
          <table:table-cell table:style-name="ce3" table:formula="of:=(([.$C$4]-[.$C$5])/[.D89])-[.$C$6]" office:value-type="float" office:value="11.2337662337662">
            <text:p>11.23</text:p>
          </table:table-cell>
          <table:table-cell/>
          <table:table-cell table:formula="of:=[.$C$7]-[.F89]" office:value-type="float" office:value="53.7662337662338">
            <text:p>53.7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8">
            <text:p>0.78</text:p>
          </table:table-cell>
          <table:table-cell table:style-name="ce3" table:formula="of:=[.C90]*[.$C$3]" office:value-type="float" office:value="3.12">
            <text:p>3.12</text:p>
          </table:table-cell>
          <table:table-cell/>
          <table:table-cell table:style-name="ce3" table:formula="of:=(([.$C$4]-[.$C$5])/[.D90])-[.$C$6]" office:value-type="float" office:value="11.025641025641">
            <text:p>11.03</text:p>
          </table:table-cell>
          <table:table-cell/>
          <table:table-cell table:formula="of:=[.$C$7]-[.F90]" office:value-type="float" office:value="53.974358974359">
            <text:p>53.9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79">
            <text:p>0.79</text:p>
          </table:table-cell>
          <table:table-cell table:style-name="ce3" table:formula="of:=[.C91]*[.$C$3]" office:value-type="float" office:value="3.16">
            <text:p>3.16</text:p>
          </table:table-cell>
          <table:table-cell/>
          <table:table-cell table:style-name="ce3" table:formula="of:=(([.$C$4]-[.$C$5])/[.D91])-[.$C$6]" office:value-type="float" office:value="10.8227848101266">
            <text:p>10.82</text:p>
          </table:table-cell>
          <table:table-cell/>
          <table:table-cell table:formula="of:=[.$C$7]-[.F91]" office:value-type="float" office:value="54.1772151898734">
            <text:p>54.1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">
            <text:p>0.80</text:p>
          </table:table-cell>
          <table:table-cell table:style-name="ce3" table:formula="of:=[.C92]*[.$C$3]" office:value-type="float" office:value="3.2">
            <text:p>3.20</text:p>
          </table:table-cell>
          <table:table-cell/>
          <table:table-cell table:style-name="ce3" table:formula="of:=(([.$C$4]-[.$C$5])/[.D92])-[.$C$6]" office:value-type="float" office:value="10.625">
            <text:p>10.63</text:p>
          </table:table-cell>
          <table:table-cell/>
          <table:table-cell table:formula="of:=[.$C$7]-[.F92]" office:value-type="float" office:value="54.375">
            <text:p>54.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1">
            <text:p>0.81</text:p>
          </table:table-cell>
          <table:table-cell table:style-name="ce3" table:formula="of:=[.C93]*[.$C$3]" office:value-type="float" office:value="3.24">
            <text:p>3.24</text:p>
          </table:table-cell>
          <table:table-cell/>
          <table:table-cell table:style-name="ce3" table:formula="of:=(([.$C$4]-[.$C$5])/[.D93])-[.$C$6]" office:value-type="float" office:value="10.4320987654321">
            <text:p>10.43</text:p>
          </table:table-cell>
          <table:table-cell/>
          <table:table-cell table:formula="of:=[.$C$7]-[.F93]" office:value-type="float" office:value="54.5679012345679">
            <text:p>54.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2">
            <text:p>0.82</text:p>
          </table:table-cell>
          <table:table-cell table:style-name="ce3" table:formula="of:=[.C94]*[.$C$3]" office:value-type="float" office:value="3.28">
            <text:p>3.28</text:p>
          </table:table-cell>
          <table:table-cell/>
          <table:table-cell table:style-name="ce3" table:formula="of:=(([.$C$4]-[.$C$5])/[.D94])-[.$C$6]" office:value-type="float" office:value="10.2439024390244">
            <text:p>10.24</text:p>
          </table:table-cell>
          <table:table-cell/>
          <table:table-cell table:formula="of:=[.$C$7]-[.F94]" office:value-type="float" office:value="54.7560975609756">
            <text:p>54.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3">
            <text:p>0.83</text:p>
          </table:table-cell>
          <table:table-cell table:style-name="ce3" table:formula="of:=[.C95]*[.$C$3]" office:value-type="float" office:value="3.32">
            <text:p>3.32</text:p>
          </table:table-cell>
          <table:table-cell/>
          <table:table-cell table:style-name="ce3" table:formula="of:=(([.$C$4]-[.$C$5])/[.D95])-[.$C$6]" office:value-type="float" office:value="10.0602409638554">
            <text:p>10.06</text:p>
          </table:table-cell>
          <table:table-cell/>
          <table:table-cell table:formula="of:=[.$C$7]-[.F95]" office:value-type="float" office:value="54.9397590361446">
            <text:p>54.9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4">
            <text:p>0.84</text:p>
          </table:table-cell>
          <table:table-cell table:style-name="ce3" table:formula="of:=[.C96]*[.$C$3]" office:value-type="float" office:value="3.36">
            <text:p>3.36</text:p>
          </table:table-cell>
          <table:table-cell/>
          <table:table-cell table:style-name="ce3" table:formula="of:=(([.$C$4]-[.$C$5])/[.D96])-[.$C$6]" office:value-type="float" office:value="9.88095238095238">
            <text:p>9.88</text:p>
          </table:table-cell>
          <table:table-cell/>
          <table:table-cell table:formula="of:=[.$C$7]-[.F96]" office:value-type="float" office:value="55.1190476190476">
            <text:p>55.1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5">
            <text:p>0.85</text:p>
          </table:table-cell>
          <table:table-cell table:style-name="ce3" table:formula="of:=[.C97]*[.$C$3]" office:value-type="float" office:value="3.4">
            <text:p>3.40</text:p>
          </table:table-cell>
          <table:table-cell/>
          <table:table-cell table:style-name="ce3" table:formula="of:=(([.$C$4]-[.$C$5])/[.D97])-[.$C$6]" office:value-type="float" office:value="9.70588235294118">
            <text:p>9.71</text:p>
          </table:table-cell>
          <table:table-cell/>
          <table:table-cell table:formula="of:=[.$C$7]-[.F97]" office:value-type="float" office:value="55.2941176470588">
            <text:p>55.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6">
            <text:p>0.86</text:p>
          </table:table-cell>
          <table:table-cell table:style-name="ce3" table:formula="of:=[.C98]*[.$C$3]" office:value-type="float" office:value="3.44">
            <text:p>3.44</text:p>
          </table:table-cell>
          <table:table-cell/>
          <table:table-cell table:style-name="ce3" table:formula="of:=(([.$C$4]-[.$C$5])/[.D98])-[.$C$6]" office:value-type="float" office:value="9.53488372093023">
            <text:p>9.53</text:p>
          </table:table-cell>
          <table:table-cell/>
          <table:table-cell table:formula="of:=[.$C$7]-[.F98]" office:value-type="float" office:value="55.4651162790698">
            <text:p>55.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7">
            <text:p>0.87</text:p>
          </table:table-cell>
          <table:table-cell table:style-name="ce3" table:formula="of:=[.C99]*[.$C$3]" office:value-type="float" office:value="3.48">
            <text:p>3.48</text:p>
          </table:table-cell>
          <table:table-cell/>
          <table:table-cell table:style-name="ce3" table:formula="of:=(([.$C$4]-[.$C$5])/[.D99])-[.$C$6]" office:value-type="float" office:value="9.36781609195402">
            <text:p>9.37</text:p>
          </table:table-cell>
          <table:table-cell/>
          <table:table-cell table:formula="of:=[.$C$7]-[.F99]" office:value-type="float" office:value="55.632183908046">
            <text:p>55.6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8">
            <text:p>0.88</text:p>
          </table:table-cell>
          <table:table-cell table:style-name="ce3" table:formula="of:=[.C100]*[.$C$3]" office:value-type="float" office:value="3.52">
            <text:p>3.52</text:p>
          </table:table-cell>
          <table:table-cell/>
          <table:table-cell table:style-name="ce3" table:formula="of:=(([.$C$4]-[.$C$5])/[.D100])-[.$C$6]" office:value-type="float" office:value="9.20454545454546">
            <text:p>9.20</text:p>
          </table:table-cell>
          <table:table-cell/>
          <table:table-cell table:formula="of:=[.$C$7]-[.F100]" office:value-type="float" office:value="55.7954545454546">
            <text:p>55.8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89">
            <text:p>0.89</text:p>
          </table:table-cell>
          <table:table-cell table:style-name="ce3" table:formula="of:=[.C101]*[.$C$3]" office:value-type="float" office:value="3.56">
            <text:p>3.56</text:p>
          </table:table-cell>
          <table:table-cell/>
          <table:table-cell table:style-name="ce3" table:formula="of:=(([.$C$4]-[.$C$5])/[.D101])-[.$C$6]" office:value-type="float" office:value="9.04494382022472">
            <text:p>9.04</text:p>
          </table:table-cell>
          <table:table-cell/>
          <table:table-cell table:formula="of:=[.$C$7]-[.F101]" office:value-type="float" office:value="55.9550561797753">
            <text:p>55.9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">
            <text:p>0.90</text:p>
          </table:table-cell>
          <table:table-cell table:style-name="ce3" table:formula="of:=[.C102]*[.$C$3]" office:value-type="float" office:value="3.6">
            <text:p>3.60</text:p>
          </table:table-cell>
          <table:table-cell/>
          <table:table-cell table:style-name="ce3" table:formula="of:=(([.$C$4]-[.$C$5])/[.D102])-[.$C$6]" office:value-type="float" office:value="8.88888888888889">
            <text:p>8.89</text:p>
          </table:table-cell>
          <table:table-cell/>
          <table:table-cell table:formula="of:=[.$C$7]-[.F102]" office:value-type="float" office:value="56.1111111111111">
            <text:p>56.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1">
            <text:p>0.91</text:p>
          </table:table-cell>
          <table:table-cell table:style-name="ce3" table:formula="of:=[.C103]*[.$C$3]" office:value-type="float" office:value="3.64">
            <text:p>3.64</text:p>
          </table:table-cell>
          <table:table-cell/>
          <table:table-cell table:style-name="ce3" table:formula="of:=(([.$C$4]-[.$C$5])/[.D103])-[.$C$6]" office:value-type="float" office:value="8.73626373626374">
            <text:p>8.74</text:p>
          </table:table-cell>
          <table:table-cell/>
          <table:table-cell table:formula="of:=[.$C$7]-[.F103]" office:value-type="float" office:value="56.2637362637363">
            <text:p>56.2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2">
            <text:p>0.92</text:p>
          </table:table-cell>
          <table:table-cell table:style-name="ce3" table:formula="of:=[.C104]*[.$C$3]" office:value-type="float" office:value="3.68">
            <text:p>3.68</text:p>
          </table:table-cell>
          <table:table-cell/>
          <table:table-cell table:style-name="ce3" table:formula="of:=(([.$C$4]-[.$C$5])/[.D104])-[.$C$6]" office:value-type="float" office:value="8.58695652173913">
            <text:p>8.59</text:p>
          </table:table-cell>
          <table:table-cell/>
          <table:table-cell table:formula="of:=[.$C$7]-[.F104]" office:value-type="float" office:value="56.4130434782609">
            <text:p>56.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3">
            <text:p>0.93</text:p>
          </table:table-cell>
          <table:table-cell table:style-name="ce3" table:formula="of:=[.C105]*[.$C$3]" office:value-type="float" office:value="3.72">
            <text:p>3.72</text:p>
          </table:table-cell>
          <table:table-cell/>
          <table:table-cell table:style-name="ce3" table:formula="of:=(([.$C$4]-[.$C$5])/[.D105])-[.$C$6]" office:value-type="float" office:value="8.44086021505376">
            <text:p>8.44</text:p>
          </table:table-cell>
          <table:table-cell/>
          <table:table-cell table:formula="of:=[.$C$7]-[.F105]" office:value-type="float" office:value="56.5591397849462">
            <text:p>56.5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4">
            <text:p>0.94</text:p>
          </table:table-cell>
          <table:table-cell table:style-name="ce3" table:formula="of:=[.C106]*[.$C$3]" office:value-type="float" office:value="3.76">
            <text:p>3.76</text:p>
          </table:table-cell>
          <table:table-cell/>
          <table:table-cell table:style-name="ce3" table:formula="of:=(([.$C$4]-[.$C$5])/[.D106])-[.$C$6]" office:value-type="float" office:value="8.29787234042553">
            <text:p>8.30</text:p>
          </table:table-cell>
          <table:table-cell/>
          <table:table-cell table:formula="of:=[.$C$7]-[.F106]" office:value-type="float" office:value="56.7021276595745">
            <text:p>56.7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5">
            <text:p>0.95</text:p>
          </table:table-cell>
          <table:table-cell table:style-name="ce3" table:formula="of:=[.C107]*[.$C$3]" office:value-type="float" office:value="3.8">
            <text:p>3.80</text:p>
          </table:table-cell>
          <table:table-cell/>
          <table:table-cell table:style-name="ce3" table:formula="of:=(([.$C$4]-[.$C$5])/[.D107])-[.$C$6]" office:value-type="float" office:value="8.1578947368421">
            <text:p>8.16</text:p>
          </table:table-cell>
          <table:table-cell/>
          <table:table-cell table:formula="of:=[.$C$7]-[.F107]" office:value-type="float" office:value="56.8421052631579">
            <text:p>56.8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6">
            <text:p>0.96</text:p>
          </table:table-cell>
          <table:table-cell table:style-name="ce3" table:formula="of:=[.C108]*[.$C$3]" office:value-type="float" office:value="3.84">
            <text:p>3.84</text:p>
          </table:table-cell>
          <table:table-cell/>
          <table:table-cell table:style-name="ce3" table:formula="of:=(([.$C$4]-[.$C$5])/[.D108])-[.$C$6]" office:value-type="float" office:value="8.02083333333333">
            <text:p>8.02</text:p>
          </table:table-cell>
          <table:table-cell/>
          <table:table-cell table:formula="of:=[.$C$7]-[.F108]" office:value-type="float" office:value="56.9791666666667">
            <text:p>56.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7">
            <text:p>0.97</text:p>
          </table:table-cell>
          <table:table-cell table:style-name="ce3" table:formula="of:=[.C109]*[.$C$3]" office:value-type="float" office:value="3.88">
            <text:p>3.88</text:p>
          </table:table-cell>
          <table:table-cell/>
          <table:table-cell table:style-name="ce3" table:formula="of:=(([.$C$4]-[.$C$5])/[.D109])-[.$C$6]" office:value-type="float" office:value="7.88659793814433">
            <text:p>7.89</text:p>
          </table:table-cell>
          <table:table-cell/>
          <table:table-cell table:formula="of:=[.$C$7]-[.F109]" office:value-type="float" office:value="57.1134020618557">
            <text:p>57.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8">
            <text:p>0.98</text:p>
          </table:table-cell>
          <table:table-cell table:style-name="ce3" table:formula="of:=[.C110]*[.$C$3]" office:value-type="float" office:value="3.92">
            <text:p>3.92</text:p>
          </table:table-cell>
          <table:table-cell/>
          <table:table-cell table:style-name="ce3" table:formula="of:=(([.$C$4]-[.$C$5])/[.D110])-[.$C$6]" office:value-type="float" office:value="7.75510204081633">
            <text:p>7.76</text:p>
          </table:table-cell>
          <table:table-cell/>
          <table:table-cell table:formula="of:=[.$C$7]-[.F110]" office:value-type="float" office:value="57.2448979591837">
            <text:p>57.2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.99">
            <text:p>0.99</text:p>
          </table:table-cell>
          <table:table-cell table:style-name="ce3" table:formula="of:=[.C111]*[.$C$3]" office:value-type="float" office:value="3.96">
            <text:p>3.96</text:p>
          </table:table-cell>
          <table:table-cell/>
          <table:table-cell table:style-name="ce3" table:formula="of:=(([.$C$4]-[.$C$5])/[.D111])-[.$C$6]" office:value-type="float" office:value="7.62626262626263">
            <text:p>7.63</text:p>
          </table:table-cell>
          <table:table-cell/>
          <table:table-cell table:formula="of:=[.$C$7]-[.F111]" office:value-type="float" office:value="57.3737373737374">
            <text:p>57.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>
            <text:p>1.00</text:p>
          </table:table-cell>
          <table:table-cell table:style-name="ce3" table:formula="of:=[.C112]*[.$C$3]" office:value-type="float" office:value="4">
            <text:p>4.00</text:p>
          </table:table-cell>
          <table:table-cell/>
          <table:table-cell table:style-name="ce3" table:formula="of:=(([.$C$4]-[.$C$5])/[.D112])-[.$C$6]" office:value-type="float" office:value="7.5">
            <text:p>7.50</text:p>
          </table:table-cell>
          <table:table-cell/>
          <table:table-cell table:formula="of:=[.$C$7]-[.F112]" office:value-type="float" office:value="57.5">
            <text:p>57.50</text:p>
          </table:table-cell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7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6-06-06T21:53:52.94</meta:creation-date>
    <dc:date>2016-06-08T17:32:10.66</dc:date>
    <dc:creator>Steve Mayze</dc:creator>
    <meta:editing-duration>PT6M13S</meta:editing-duration>
    <meta:editing-cycles>2</meta:editing-cycles>
    <meta:generator>OpenOffice/4.1.2$Win32 OpenOffice.org_project/412m3$Build-9782</meta:generator>
    <meta:document-statistic meta:table-count="3" meta:cell-count="414" meta:object-count="0"/>
  </office:meta>
</office:document-meta>
</file>